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5a5" officeooo:paragraph-rsid="000945a5"/>
    </style:style>
    <style:style style:name="P2" style:family="paragraph" style:parent-style-name="Standard">
      <style:text-properties officeooo:rsid="0009f2a2" officeooo:paragraph-rsid="0009f2a2"/>
    </style:style>
    <style:style style:name="P3" style:family="paragraph" style:parent-style-name="Standard">
      <style:text-properties fo:font-weight="bold" officeooo:rsid="000945a5" officeooo:paragraph-rsid="000945a5" style:font-weight-asian="bold" style:font-weight-complex="bold"/>
    </style:style>
    <style:style style:name="P4" style:family="paragraph" style:parent-style-name="Standard">
      <style:text-properties fo:font-weight="bold" officeooo:rsid="0009f2a2" officeooo:paragraph-rsid="0009f2a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945a5" officeooo:paragraph-rsid="000945a5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las de Comandos Básicos no Terminal Linux </text:p>
      <text:p text:style-name="P5"/>
      <text:p text:style-name="P1"/>
      <text:p text:style-name="P1"><text:span text:style-name="T1">PWD = </text:span><text:s/>Indica local onde pasta esta localizada “CAMINHO”</text:p>
      <text:p text:style-name="P1"/>
      <text:p text:style-name="P1"><text:span text:style-name="T1">CD = </text:span>Entrar e Sair de uma Pasta </text:p>
      <text:p text:style-name="P1"/>
      <text:p text:style-name="P1"><text:span text:style-name="T1">CD/ = </text:span>Entra diretório raiz</text:p>
      <text:p text:style-name="P1"/>
      <text:p text:style-name="P1"><text:span text:style-name="T1">LS = </text:span>Lista conteúdos</text:p>
      <text:p text:style-name="P1"/>
      <text:p text:style-name="P1"><text:span text:style-name="T1">CD .. =</text:span> Volta ao diretório anterior</text:p>
      <text:p text:style-name="P1"/>
      <text:p text:style-name="P1"><text:span text:style-name="T1">CD ../../ = </text:span>Volta 2 diretórios anteriores</text:p>
      <text:p text:style-name="P1"/>
      <text:p text:style-name="P1"><text:span text:style-name="T1">OBS :</text:span> <text:s/>Ao digitar início do comando + TAB, autocompleta o comando desejado</text:p>
      <text:p text:style-name="P3"/>
      <text:p text:style-name="P1"><text:span text:style-name="T1">CLEAR =</text:span> Limpa tela terminal</text:p>
      <text:p text:style-name="P1"/>
      <text:p text:style-name="P1"><text:span text:style-name="T1">MKDIR =</text:span> Cria uma pasta Exemplo : <text:s text:c="4"/>mkdir nome da pasta</text:p>
      <text:p text:style-name="P3"/>
      <text:p text:style-name="P1"><text:span text:style-name="T1">ECHO =</text:span> Escreve comando na tela, “como se fosse print ou console.log”</text:p>
      <text:p text:style-name="P1"/>
      <text:p text:style-name="P3">Exemplo :</text:p>
      <text:p text:style-name="P1"/>
      <text:p text:style-name="P1"><text:span text:style-name="T1">ECHO</text:span> mensagem &gt; nome arquivo.tipo</text:p>
      <text:p text:style-name="P1"><text:tab/>direciona mensagem para arquivo desejado</text:p>
      <text:p text:style-name="P1"/>
      <text:p text:style-name="P1"><text:span text:style-name="T1">CAT = </text:span>Mostar mensagem criado no comando ECHO</text:p>
      <text:p text:style-name="P1"><text:tab/>CAT nome arquivo.tipo arquivo</text:p>
      <text:p text:style-name="P1"/>
      <text:p text:style-name="P1"><text:span text:style-name="T1">GEDIT=</text:span> ABRE O EDITOR <text:s/>e Mostar mensagem criado no comando ECHO</text:p>
      <text:p text:style-name="P1"><text:tab/>GEDIT <text:s/>nome arquivo.tipoarquivo</text:p>
      <text:p text:style-name="P1"/>
      <text:p text:style-name="P1"><text:span text:style-name="T1">CP = </text:span>Copia arquivo e cola em no local desejado</text:p>
      <text:p text:style-name="P1"><text:tab/>CP nome pasta/nome arquivo nova pasta/local/.</text:p>
      <text:p text:style-name="P1"><text:tab/>/. finaliza comando</text:p>
      <text:p text:style-name="P1"/>
      <text:p text:style-name="P2"><text:span text:style-name="T1">MV =</text:span> Renomear nome arquivo</text:p>
      <text:p text:style-name="P2"><text:tab/>MV nome arquivo.tipo novo nome arquivo.tipo</text:p>
      <text:p text:style-name="P1"><text:tab/></text:p>
      <text:p text:style-name="P2"><text:span text:style-name="T1">MV = </text:span>Mover arquivo de localizada</text:p>
      <text:p text:style-name="P2"><text:tab/>Fora do diretório o MV torna-se mover</text:p>
      <text:p text:style-name="P2"><text:tab/>MV nome pasta/nome arquivo nova pasta</text:p>
      <text:p text:style-name="P2"><text:tab/>OBS: Copia e Cola</text:p>
      <text:p text:style-name="P4"/>
      <text:p text:style-name="P2"><text:span text:style-name="T1">RM =</text:span> Apagar arquivo</text:p>
      <text:p text:style-name="P2"><text:tab/>RM nome arquivo</text:p>
      <text:p text:style-name="P4"/>
      <text:p text:style-name="P2"><text:span text:style-name="T1">RM <text:s/>-RF =</text:span> Apagar Pasta</text:p>
      <text:p text:style-name="P2"><text:tab/>RM -RF nome pas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4:46:23.734542603</meta:creation-date>
    <dc:date>2023-12-12T15:04:31.280117408</dc:date>
    <meta:editing-duration>PT5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95" meta:character-count="1114" meta:non-whitespace-character-count="927"/>
  </office:meta>
</office:document-meta>
</file>